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leron" svg:font-family="Aileron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1.336cm" table:align="left"/>
    </style:style>
    <style:style style:name="Tableau1.A" style:family="table-column">
      <style:table-column-properties style:column-width="4.034cm"/>
    </style:style>
    <style:style style:name="Tableau1.B" style:family="table-column">
      <style:table-column-properties style:column-width="2.357cm"/>
    </style:style>
    <style:style style:name="Tableau1.C" style:family="table-column">
      <style:table-column-properties style:column-width="14.945cm"/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0f0f0">
        <style:background-image/>
      </style:table-row-properties>
    </style:style>
    <style:style style:name="Tableau1.3" style:family="table-row">
      <style:table-row-properties fo:background-color="#ffffff">
        <style:background-image/>
      </style:table-row-properties>
    </style:style>
    <style:style style:name="Tableau2" style:family="table">
      <style:table-properties style:width="27.711cm" table:align="left"/>
    </style:style>
    <style:style style:name="Tableau2.A" style:family="table-column">
      <style:table-column-properties style:column-width="5.558cm"/>
    </style:style>
    <style:style style:name="Tableau2.B" style:family="table-column">
      <style:table-column-properties style:column-width="2.455cm"/>
    </style:style>
    <style:style style:name="Tableau2.C" style:family="table-column">
      <style:table-column-properties style:column-width="19.697cm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fo:background-color="#f0f0f0">
        <style:background-image/>
      </style:table-row-properties>
    </style:style>
    <style:style style:name="Tableau2.3" style:family="table-row">
      <style:table-row-properties fo:background-color="#ffffff">
        <style:background-image/>
      </style:table-row-properties>
    </style:style>
    <style:style style:name="Tableau3" style:family="table">
      <style:table-properties style:width="20.318cm" table:align="left"/>
    </style:style>
    <style:style style:name="Tableau3.A" style:family="table-column">
      <style:table-column-properties style:column-width="3.78cm"/>
    </style:style>
    <style:style style:name="Tableau3.B" style:family="table-column">
      <style:table-column-properties style:column-width="2.455cm"/>
    </style:style>
    <style:style style:name="Tableau3.C" style:family="table-column">
      <style:table-column-properties style:column-width="14.083cm"/>
    </style:style>
    <style:style style:name="Tableau3.A1" style:family="table-cell">
      <style:table-cell-properties style:vertical-align="middle" fo:padding="0cm" fo:border="none"/>
    </style:style>
    <style:style style:name="Tableau3.2" style:family="table-row">
      <style:table-row-properties fo:background-color="#f0f0f0">
        <style:background-image/>
      </style:table-row-properties>
    </style:style>
    <style:style style:name="Tableau3.3" style:family="table-row">
      <style:table-row-properties fo:background-color="#ffffff">
        <style:background-image/>
      </style:table-row-properties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2.764cm"/>
    </style:style>
    <style:style style:name="Tableau4.B" style:family="table-column">
      <style:table-column-properties style:column-width="4.948cm"/>
    </style:style>
    <style:style style:name="Tableau4.C" style:family="table-column">
      <style:table-column-properties style:column-width="9.289cm"/>
    </style:style>
    <style:style style:name="Tableau4.A1" style:family="table-cell">
      <style:table-cell-properties style:vertical-align="middle" fo:padding="0cm" fo:border="none"/>
    </style:style>
    <style:style style:name="Tableau4.2" style:family="table-row">
      <style:table-row-properties fo:background-color="#f0f0f0">
        <style:background-image/>
      </style:table-row-properties>
    </style:style>
    <style:style style:name="Tableau4.3" style:family="table-row">
      <style:table-row-properties fo:background-color="#ffffff">
        <style:background-image/>
      </style:table-row-properties>
    </style:style>
    <style:style style:name="Tableau5" style:family="table">
      <style:table-properties style:width="22.2cm" table:align="left"/>
    </style:style>
    <style:style style:name="Tableau5.A" style:family="table-column">
      <style:table-column-properties style:column-width="5.05cm"/>
    </style:style>
    <style:style style:name="Tableau5.B" style:family="table-column">
      <style:table-column-properties style:column-width="1.969cm"/>
    </style:style>
    <style:style style:name="Tableau5.C" style:family="table-column">
      <style:table-column-properties style:column-width="15.182cm"/>
    </style:style>
    <style:style style:name="Tableau5.A1" style:family="table-cell">
      <style:table-cell-properties style:vertical-align="middle" fo:padding="0cm" fo:border="none"/>
    </style:style>
    <style:style style:name="Tableau5.2" style:family="table-row">
      <style:table-row-properties fo:background-color="#f0f0f0">
        <style:background-image/>
      </style:table-row-properties>
    </style:style>
    <style:style style:name="Tableau5.3" style:family="table-row">
      <style:table-row-properties fo:background-color="#ffffff">
        <style:background-image/>
      </style:table-row-properties>
    </style:style>
    <style:style style:name="Tableau6" style:family="table">
      <style:table-properties style:width="12.61cm" table:align="left"/>
    </style:style>
    <style:style style:name="Tableau6.A" style:family="table-column">
      <style:table-column-properties style:column-width="4.034cm"/>
    </style:style>
    <style:style style:name="Tableau6.B" style:family="table-column">
      <style:table-column-properties style:column-width="3.574cm"/>
    </style:style>
    <style:style style:name="Tableau6.C" style:family="table-column">
      <style:table-column-properties style:column-width="5.002cm"/>
    </style:style>
    <style:style style:name="Tableau6.A1" style:family="table-cell">
      <style:table-cell-properties style:vertical-align="middle" fo:padding="0cm" fo:border="none"/>
    </style:style>
    <style:style style:name="Tableau6.2" style:family="table-row">
      <style:table-row-properties fo:background-color="#f0f0f0">
        <style:background-image/>
      </style:table-row-properties>
    </style:style>
    <style:style style:name="Tableau6.3" style:family="table-row">
      <style:table-row-properties fo:background-color="#ffffff">
        <style:background-image/>
      </style:table-row-properties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1.917cm"/>
    </style:style>
    <style:style style:name="Tableau7.B" style:family="table-column">
      <style:table-column-properties style:column-width="12.035cm"/>
    </style:style>
    <style:style style:name="Tableau7.C" style:family="table-column">
      <style:table-column-properties style:column-width="3.048cm"/>
    </style:style>
    <style:style style:name="Tableau7.A1" style:family="table-cell">
      <style:table-cell-properties style:vertical-align="middle" fo:padding="0cm" fo:border="none"/>
    </style:style>
    <style:style style:name="Tableau7.2" style:family="table-row">
      <style:table-row-properties fo:background-color="#f0f0f0">
        <style:background-image/>
      </style:table-row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62%" fo:text-indent="0cm" style:auto-text-indent="false"/>
    </style:style>
    <style:style style:name="P3" style:family="paragraph" style:parent-style-name="Table_20_Heading">
      <style:paragraph-properties fo:margin-left="0cm" fo:margin-right="0cm" fo:margin-top="0cm" fo:margin-bottom="0cm" loext:contextual-spacing="false" fo:line-height="162%" fo:text-indent="0cm" style:auto-text-indent="false"/>
      <style:text-properties fo:color="#ffffff"/>
    </style:style>
    <style:style style:name="P4" style:family="paragraph" style:parent-style-name="Heading_20_4">
      <style:paragraph-properties fo:margin-left="0cm" fo:margin-right="0cm" fo:margin-top="0cm" fo:margin-bottom="0.265cm" loext:contextual-spacing="false" fo:line-height="175%" fo:orphans="2" fo:widows="2" fo:text-indent="0cm" style:auto-text-indent="false"/>
      <style:text-properties fo:font-variant="normal" fo:text-transform="none" style:font-name="Aileron" fo:letter-spacing="normal" fo:font-style="normal" fo:font-weight="bold"/>
    </style:style>
    <style:style style:name="T1" style:family="text">
      <style:text-properties style:font-name="monospace" loext:padding-left="0.132cm" loext:padding-right="0.132cm" loext:padding-top="0.049cm" loext:padding-bottom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-1613487"/><text:bookmark text:name="r-1613372"/><text:bookmark text:name="r-161337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"><text:bookmark text:name="r-1613367"/><text:bookmark text:name="r-1613366"/>Propriété<text:bookmark text:name="r-1613369"/></text:p>
            </table:table-cell>
            <table:table-cell table:style-name="Tableau1.A1" office:value-type="string">
              <text:p text:style-name="P3"><text:bookmark text:name="r-1613368"/>Valeurs (exemples)<text:bookmark text:name="r-1613371"/></text:p>
            </table:table-cell>
            <table:table-cell table:style-name="Tableau1.A1" office:value-type="string">
              <text:p text:style-name="P3"><text:bookmark text:name="r-1613370"/>Description<text:bookmark text:name="r-1613486"/><text:bookmark text:name="r-1613380"/><text:bookmark text:name="r-1613375"/></text:p>
            </table:table-cell>
          </table:table-row>
        </table:table-header-rows>
        <table:table-row table:style-name="Tableau1.2">
          <table:table-cell table:style-name="Tableau1.A1" office:value-type="string">
            <text:p text:style-name="P2"><text:bookmark text:name="r-1613374"/><text:span text:style-name="Source_20_Text"><text:span text:style-name="T1">font-family</text:span></text:span><text:bookmark text:name="r-1613377"/></text:p>
          </table:table-cell>
          <table:table-cell table:style-name="Tableau1.A1" office:value-type="string">
            <text:p text:style-name="P2"><text:bookmark text:name="r-1613376"/><text:span text:style-name="Emphasis">police1, police2, police3</text:span>, serif, sans-serif, monospace<text:bookmark text:name="r-1613379"/></text:p>
          </table:table-cell>
          <table:table-cell table:style-name="Tableau1.A1" office:value-type="string">
            <text:p text:style-name="P2"><text:bookmark text:name="r-1613378"/>Nom de police<text:bookmark text:name="r-1613387"/><text:bookmark text:name="r-1613382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381"/><text:span text:style-name="Source_20_Text"><text:span text:style-name="T1">@font-face</text:span></text:span><text:bookmark text:name="r-1613384"/></text:p>
          </table:table-cell>
          <table:table-cell table:style-name="Tableau1.A1" office:value-type="string">
            <text:p text:style-name="P2"><text:bookmark text:name="r-1613383"/><text:span text:style-name="Emphasis">Nom et source de la police</text:span><text:bookmark text:name="r-1613386"/></text:p>
          </table:table-cell>
          <table:table-cell table:style-name="Tableau1.A1" office:value-type="string">
            <text:p text:style-name="P2"><text:bookmark text:name="r-1613385"/>Police personnalisée<text:bookmark text:name="r-1613394"/><text:bookmark text:name="r-1613389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388"/><text:span text:style-name="Source_20_Text"><text:span text:style-name="T1">font-size</text:span></text:span><text:bookmark text:name="r-1613391"/></text:p>
          </table:table-cell>
          <table:table-cell table:style-name="Tableau1.A1" office:value-type="string">
            <text:p text:style-name="P2"><text:bookmark text:name="r-1613390"/>1.3em, 16px, 120%...<text:bookmark text:name="r-1613393"/></text:p>
          </table:table-cell>
          <table:table-cell table:style-name="Tableau1.A1" office:value-type="string">
            <text:p text:style-name="P2"><text:bookmark text:name="r-1613392"/>Taille du texte<text:bookmark text:name="r-1613401"/><text:bookmark text:name="r-1613396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395"/><text:span text:style-name="Source_20_Text"><text:span text:style-name="T1">font-weight</text:span></text:span><text:bookmark text:name="r-1613398"/></text:p>
          </table:table-cell>
          <table:table-cell table:style-name="Tableau1.A1" office:value-type="string">
            <text:p text:style-name="P2"><text:bookmark text:name="r-1613397"/>bold, normal<text:bookmark text:name="r-1613400"/></text:p>
          </table:table-cell>
          <table:table-cell table:style-name="Tableau1.A1" office:value-type="string">
            <text:p text:style-name="P2"><text:bookmark text:name="r-1613399"/>Gras<text:bookmark text:name="r-1613408"/><text:bookmark text:name="r-1613403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402"/><text:span text:style-name="Source_20_Text"><text:span text:style-name="T1">font-style</text:span></text:span><text:bookmark text:name="r-1613405"/></text:p>
          </table:table-cell>
          <table:table-cell table:style-name="Tableau1.A1" office:value-type="string">
            <text:p text:style-name="P2"><text:bookmark text:name="r-1613404"/>italic, oblique, normal<text:bookmark text:name="r-1613407"/></text:p>
          </table:table-cell>
          <table:table-cell table:style-name="Tableau1.A1" office:value-type="string">
            <text:p text:style-name="P2"><text:bookmark text:name="r-1613406"/>Italique<text:bookmark text:name="r-1613415"/><text:bookmark text:name="r-1613410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409"/><text:span text:style-name="Source_20_Text"><text:span text:style-name="T1">text-decoration</text:span></text:span><text:bookmark text:name="r-1613412"/></text:p>
          </table:table-cell>
          <table:table-cell table:style-name="Tableau1.A1" office:value-type="string">
            <text:p text:style-name="P2"><text:bookmark text:name="r-1613411"/>underline, overline, line-through, blink, none<text:bookmark text:name="r-1613414"/></text:p>
          </table:table-cell>
          <table:table-cell table:style-name="Tableau1.A1" office:value-type="string">
            <text:p text:style-name="P2"><text:bookmark text:name="r-1613413"/>Soulignement, ligne au-dessus, barré ou clignotant<text:bookmark text:name="r-1613422"/><text:bookmark text:name="r-1613417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416"/><text:span text:style-name="Source_20_Text"><text:span text:style-name="T1">font-variant</text:span></text:span><text:bookmark text:name="r-1613419"/></text:p>
          </table:table-cell>
          <table:table-cell table:style-name="Tableau1.A1" office:value-type="string">
            <text:p text:style-name="P2"><text:bookmark text:name="r-1613418"/>small-caps, normal<text:bookmark text:name="r-1613421"/></text:p>
          </table:table-cell>
          <table:table-cell table:style-name="Tableau1.A1" office:value-type="string">
            <text:p text:style-name="P2"><text:bookmark text:name="r-1613420"/>Petites capitales<text:bookmark text:name="r-1613429"/><text:bookmark text:name="r-1613424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423"/><text:span text:style-name="Source_20_Text"><text:span text:style-name="T1">text-transform</text:span></text:span><text:bookmark text:name="r-1613426"/></text:p>
          </table:table-cell>
          <table:table-cell table:style-name="Tableau1.A1" office:value-type="string">
            <text:p text:style-name="P2"><text:bookmark text:name="r-1613425"/>capitalize, lowercase, uppercase<text:bookmark text:name="r-1613428"/></text:p>
          </table:table-cell>
          <table:table-cell table:style-name="Tableau1.A1" office:value-type="string">
            <text:p text:style-name="P2"><text:bookmark text:name="r-1613427"/>Capitales<text:bookmark text:name="r-1613436"/><text:bookmark text:name="r-1613431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430"/><text:span text:style-name="Source_20_Text"><text:span text:style-name="T1">font</text:span></text:span><text:bookmark text:name="r-1613433"/></text:p>
          </table:table-cell>
          <table:table-cell table:style-name="Tableau1.A1" office:value-type="string">
            <text:p text:style-name="P2"><text:bookmark text:name="r-1613432"/>-<text:bookmark text:name="r-1613435"/></text:p>
          </table:table-cell>
          <table:table-cell table:style-name="Tableau1.A1" office:value-type="string">
            <text:p text:style-name="P2"><text:bookmark text:name="r-1613434"/>Super propriété de police. Combine : <text:span text:style-name="Source_20_Text"><text:span text:style-name="T1">font-weight</text:span></text:span>, <text:span text:style-name="Source_20_Text"><text:span text:style-name="T1">font-style</text:span></text:span>, <text:span text:style-name="Source_20_Text"><text:span text:style-name="T1">font-size</text:span></text:span>, <text:span text:style-name="Source_20_Text"><text:span text:style-name="T1">font-variant</text:span></text:span>, <text:span text:style-name="Source_20_Text"><text:span text:style-name="T1">font-family</text:span></text:span>.<text:bookmark text:name="r-1613443"/><text:bookmark text:name="r-1613438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437"/><text:span text:style-name="Source_20_Text"><text:span text:style-name="T1">text-align</text:span></text:span><text:bookmark text:name="r-1613440"/></text:p>
          </table:table-cell>
          <table:table-cell table:style-name="Tableau1.A1" office:value-type="string">
            <text:p text:style-name="P2"><text:bookmark text:name="r-1613439"/>left, center, right, justify<text:bookmark text:name="r-1613442"/></text:p>
          </table:table-cell>
          <table:table-cell table:style-name="Tableau1.A1" office:value-type="string">
            <text:p text:style-name="P2"><text:bookmark text:name="r-1613441"/>Alignement horizontal<text:bookmark text:name="r-1613450"/><text:bookmark text:name="r-1613445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444"/><text:span text:style-name="Source_20_Text"><text:span text:style-name="T1">vertical-align</text:span></text:span><text:bookmark text:name="r-1613447"/></text:p>
          </table:table-cell>
          <table:table-cell table:style-name="Tableau1.A1" office:value-type="string">
            <text:p text:style-name="P2"><text:bookmark text:name="r-1613446"/>baseline, middle, sub, super, top, bottom<text:bookmark text:name="r-1613449"/></text:p>
          </table:table-cell>
          <table:table-cell table:style-name="Tableau1.A1" office:value-type="string">
            <text:p text:style-name="P2"><text:bookmark text:name="r-1613448"/>Alignement vertical (cellules de tableau ou éléments <text:span text:style-name="Source_20_Text"><text:span text:style-name="T1">inline-block</text:span></text:span> uniquement)<text:bookmark text:name="r-1613457"/><text:bookmark text:name="r-1613452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451"/><text:span text:style-name="Source_20_Text"><text:span text:style-name="T1">line-height</text:span></text:span><text:bookmark text:name="r-1613454"/></text:p>
          </table:table-cell>
          <table:table-cell table:style-name="Tableau1.A1" office:value-type="string">
            <text:p text:style-name="P2"><text:bookmark text:name="r-1613453"/>18px, 120%, normal...<text:bookmark text:name="r-1613456"/></text:p>
          </table:table-cell>
          <table:table-cell table:style-name="Tableau1.A1" office:value-type="string">
            <text:p text:style-name="P2"><text:bookmark text:name="r-1613455"/>Hauteur de ligne<text:bookmark text:name="r-1613464"/><text:bookmark text:name="r-1613459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458"/><text:span text:style-name="Source_20_Text"><text:span text:style-name="T1">text-indent</text:span></text:span><text:bookmark text:name="r-1613461"/></text:p>
          </table:table-cell>
          <table:table-cell table:style-name="Tableau1.A1" office:value-type="string">
            <text:p text:style-name="P2"><text:bookmark text:name="r-1613460"/>25px<text:bookmark text:name="r-1613463"/></text:p>
          </table:table-cell>
          <table:table-cell table:style-name="Tableau1.A1" office:value-type="string">
            <text:p text:style-name="P2"><text:bookmark text:name="r-1613462"/>Alinéa<text:bookmark text:name="r-1613471"/><text:bookmark text:name="r-1613466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465"/><text:span text:style-name="Source_20_Text"><text:span text:style-name="T1">white-space</text:span></text:span><text:bookmark text:name="r-1613468"/></text:p>
          </table:table-cell>
          <table:table-cell table:style-name="Tableau1.A1" office:value-type="string">
            <text:p text:style-name="P2"><text:bookmark text:name="r-1613467"/>pre, nowrap, <text:soft-page-break/>normal<text:bookmark text:name="r-1613470"/></text:p>
          </table:table-cell>
          <table:table-cell table:style-name="Tableau1.A1" office:value-type="string">
            <text:p text:style-name="P2"><text:bookmark text:name="r-1613469"/>Césure<text:bookmark text:name="r-1613478"/><text:bookmark text:name="r-1613473"/></text:p>
          </table:table-cell>
        </table:table-row>
        <table:table-row table:style-name="Tableau1.2">
          <table:table-cell table:style-name="Tableau1.A1" office:value-type="string">
            <text:p text:style-name="P2"><text:bookmark text:name="r-1613472"/><text:span text:style-name="Source_20_Text"><text:span text:style-name="T1">word-wrap</text:span></text:span><text:bookmark text:name="r-1613475"/></text:p>
          </table:table-cell>
          <table:table-cell table:style-name="Tableau1.A1" office:value-type="string">
            <text:p text:style-name="P2"><text:bookmark text:name="r-1613474"/>break-word, normal<text:bookmark text:name="r-1613477"/></text:p>
          </table:table-cell>
          <table:table-cell table:style-name="Tableau1.A1" office:value-type="string">
            <text:p text:style-name="P2"><text:bookmark text:name="r-1613476"/>Césure forcée<text:bookmark text:name="r-1613485"/><text:bookmark text:name="r-1613480"/></text:p>
          </table:table-cell>
        </table:table-row>
        <table:table-row table:style-name="Tableau1.3">
          <table:table-cell table:style-name="Tableau1.A1" office:value-type="string">
            <text:p text:style-name="P2"><text:bookmark text:name="r-1613479"/><text:span text:style-name="Source_20_Text"><text:span text:style-name="T1">text-shadow</text:span></text:span><text:bookmark text:name="r-1613482"/></text:p>
          </table:table-cell>
          <table:table-cell table:style-name="Tableau1.A1" office:value-type="string">
            <text:p text:style-name="P2"><text:bookmark text:name="r-1613481"/>5px 5px 2px blue<text:line-break/><text:span text:style-name="Emphasis">(horizontale, verticale, fondu, couleur)</text:span><text:bookmark text:name="r-1613484"/></text:p>
          </table:table-cell>
          <table:table-cell table:style-name="Tableau1.A1" office:value-type="string">
            <text:p text:style-name="P2"><text:bookmark text:name="r-1613483"/>Ombre de texte</text:p>
          </table:table-cell>
        </table:table-row>
      </table:table>
      <text:h text:style-name="P4" text:outline-level="4"><text:bookmark text:name="r-1613555"/>Propriétés de couleur et de fond</text:h>
      <text:p text:style-name="P1"><text:bookmark text:name="r-1613554"/><text:bookmark text:name="r-1613496"/><text:bookmark text:name="r-1613495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"><text:bookmark text:name="r-1613490"/><text:bookmark text:name="r-1613489"/>Propriété<text:bookmark text:name="r-1613492"/></text:p>
            </table:table-cell>
            <table:table-cell table:style-name="Tableau2.A1" office:value-type="string">
              <text:p text:style-name="P3"><text:bookmark text:name="r-1613491"/>Valeurs (exemples)<text:bookmark text:name="r-1613494"/></text:p>
            </table:table-cell>
            <table:table-cell table:style-name="Tableau2.A1" office:value-type="string">
              <text:p text:style-name="P3"><text:bookmark text:name="r-1613493"/>Description<text:bookmark text:name="r-1613553"/><text:bookmark text:name="r-1613503"/><text:bookmark text:name="r-1613498"/></text:p>
            </table:table-cell>
          </table:table-row>
        </table:table-header-rows>
        <table:table-row table:style-name="Tableau2.2">
          <table:table-cell table:style-name="Tableau2.A1" office:value-type="string">
            <text:p text:style-name="P2"><text:bookmark text:name="r-1613497"/><text:span text:style-name="Source_20_Text"><text:span text:style-name="T1">color</text:span></text:span><text:bookmark text:name="r-1613500"/></text:p>
          </table:table-cell>
          <table:table-cell table:style-name="Tableau2.A1" office:value-type="string">
            <text:p text:style-name="P2"><text:bookmark text:name="r-1613499"/><text:span text:style-name="Emphasis">nom</text:span>, rgb(rouge,vert,bleu), rgba(rouge,vert,bleu,transparence), #CF1A20...<text:bookmark text:name="r-1613502"/></text:p>
          </table:table-cell>
          <table:table-cell table:style-name="Tableau2.A1" office:value-type="string">
            <text:p text:style-name="P2"><text:bookmark text:name="r-1613501"/>Couleur du texte<text:bookmark text:name="r-1613510"/><text:bookmark text:name="r-1613505"/></text:p>
          </table:table-cell>
        </table:table-row>
        <table:table-row table:style-name="Tableau2.3">
          <table:table-cell table:style-name="Tableau2.A1" office:value-type="string">
            <text:p text:style-name="P2"><text:bookmark text:name="r-1613504"/><text:span text:style-name="Source_20_Text"><text:span text:style-name="T1">background-color</text:span></text:span><text:bookmark text:name="r-1613507"/></text:p>
          </table:table-cell>
          <table:table-cell table:style-name="Tableau2.A1" office:value-type="string">
            <text:p text:style-name="P2"><text:bookmark text:name="r-1613506"/><text:span text:style-name="Emphasis">Identique à color</text:span><text:bookmark text:name="r-1613509"/></text:p>
          </table:table-cell>
          <table:table-cell table:style-name="Tableau2.A1" office:value-type="string">
            <text:p text:style-name="P2"><text:bookmark text:name="r-1613508"/>Couleur de fond<text:bookmark text:name="r-1613517"/><text:bookmark text:name="r-1613512"/></text:p>
          </table:table-cell>
        </table:table-row>
        <table:table-row table:style-name="Tableau2.2">
          <table:table-cell table:style-name="Tableau2.A1" office:value-type="string">
            <text:p text:style-name="P2"><text:bookmark text:name="r-1613511"/><text:span text:style-name="Source_20_Text"><text:span text:style-name="T1">background-image</text:span></text:span><text:bookmark text:name="r-1613514"/></text:p>
          </table:table-cell>
          <table:table-cell table:style-name="Tableau2.A1" office:value-type="string">
            <text:p text:style-name="P2"><text:bookmark text:name="r-1613513"/>url('image.png')<text:bookmark text:name="r-1613516"/></text:p>
          </table:table-cell>
          <table:table-cell table:style-name="Tableau2.A1" office:value-type="string">
            <text:p text:style-name="P2"><text:bookmark text:name="r-1613515"/>Image de fond<text:bookmark text:name="r-1613524"/><text:bookmark text:name="r-1613519"/></text:p>
          </table:table-cell>
        </table:table-row>
        <table:table-row table:style-name="Tableau2.3">
          <table:table-cell table:style-name="Tableau2.A1" office:value-type="string">
            <text:p text:style-name="P2"><text:bookmark text:name="r-1613518"/><text:span text:style-name="Source_20_Text"><text:span text:style-name="T1">background-attachment</text:span></text:span><text:bookmark text:name="r-1613521"/></text:p>
          </table:table-cell>
          <table:table-cell table:style-name="Tableau2.A1" office:value-type="string">
            <text:p text:style-name="P2"><text:bookmark text:name="r-1613520"/>fixed, scroll<text:bookmark text:name="r-1613523"/></text:p>
          </table:table-cell>
          <table:table-cell table:style-name="Tableau2.A1" office:value-type="string">
            <text:p text:style-name="P2"><text:bookmark text:name="r-1613522"/>Fond fixe<text:bookmark text:name="r-1613531"/><text:bookmark text:name="r-1613526"/></text:p>
          </table:table-cell>
        </table:table-row>
        <table:table-row table:style-name="Tableau2.2">
          <table:table-cell table:style-name="Tableau2.A1" office:value-type="string">
            <text:p text:style-name="P2"><text:bookmark text:name="r-1613525"/><text:span text:style-name="Source_20_Text"><text:span text:style-name="T1">background-repeat</text:span></text:span><text:bookmark text:name="r-1613528"/></text:p>
          </table:table-cell>
          <table:table-cell table:style-name="Tableau2.A1" office:value-type="string">
            <text:p text:style-name="P2"><text:bookmark text:name="r-1613527"/>repeat-x, repeat-y, no-repeat, repeat<text:bookmark text:name="r-1613530"/></text:p>
          </table:table-cell>
          <table:table-cell table:style-name="Tableau2.A1" office:value-type="string">
            <text:p text:style-name="P2"><text:bookmark text:name="r-1613529"/>Répétition du fond<text:bookmark text:name="r-1613538"/><text:bookmark text:name="r-1613533"/></text:p>
          </table:table-cell>
        </table:table-row>
        <table:table-row table:style-name="Tableau2.3">
          <table:table-cell table:style-name="Tableau2.A1" office:value-type="string">
            <text:p text:style-name="P2"><text:bookmark text:name="r-1613532"/><text:span text:style-name="Source_20_Text"><text:span text:style-name="T1">background-position</text:span></text:span><text:bookmark text:name="r-1613535"/></text:p>
          </table:table-cell>
          <table:table-cell table:style-name="Tableau2.A1" office:value-type="string">
            <text:p text:style-name="P2"><text:bookmark text:name="r-1613534"/><text:span text:style-name="Emphasis">(x y)</text:span>, top, center, bottom, left, right<text:bookmark text:name="r-1613537"/></text:p>
          </table:table-cell>
          <table:table-cell table:style-name="Tableau2.A1" office:value-type="string">
            <text:p text:style-name="P2"><text:bookmark text:name="r-1613536"/>Position du fond<text:bookmark text:name="r-1613545"/><text:bookmark text:name="r-1613540"/></text:p>
          </table:table-cell>
        </table:table-row>
        <table:table-row table:style-name="Tableau2.2">
          <table:table-cell table:style-name="Tableau2.A1" office:value-type="string">
            <text:p text:style-name="P2"><text:bookmark text:name="r-1613539"/><text:span text:style-name="Source_20_Text"><text:span text:style-name="T1">background</text:span></text:span><text:bookmark text:name="r-1613542"/></text:p>
          </table:table-cell>
          <table:table-cell table:style-name="Tableau2.A1" office:value-type="string">
            <text:p text:style-name="P2"><text:bookmark text:name="r-1613541"/>-<text:bookmark text:name="r-1613544"/></text:p>
          </table:table-cell>
          <table:table-cell table:style-name="Tableau2.A1" office:value-type="string">
            <text:p text:style-name="P2"><text:bookmark text:name="r-1613543"/>Super propriété du fond. Combine : <text:span text:style-name="Source_20_Text"><text:span text:style-name="T1">background-image</text:span></text:span>, <text:span text:style-name="Source_20_Text"><text:span text:style-name="T1">background-repeat</text:span></text:span>, <text:span text:style-name="Source_20_Text"><text:span text:style-name="T1">background-attachment</text:span></text:span>, <text:span text:style-name="Source_20_Text"><text:span text:style-name="T1">background-position</text:span></text:span><text:bookmark text:name="r-1613552"/><text:bookmark text:name="r-1613547"/></text:p>
          </table:table-cell>
        </table:table-row>
        <text:soft-page-break/>
        <table:table-row table:style-name="Tableau2.3">
          <table:table-cell table:style-name="Tableau2.A1" office:value-type="string">
            <text:p text:style-name="P2"><text:bookmark text:name="r-1613546"/><text:span text:style-name="Source_20_Text"><text:span text:style-name="T1">opacity</text:span></text:span><text:bookmark text:name="r-1613549"/></text:p>
          </table:table-cell>
          <table:table-cell table:style-name="Tableau2.A1" office:value-type="string">
            <text:p text:style-name="P2"><text:bookmark text:name="r-1613548"/>0.5<text:bookmark text:name="r-1613551"/></text:p>
          </table:table-cell>
          <table:table-cell table:style-name="Tableau2.A1" office:value-type="string">
            <text:p text:style-name="P2"><text:bookmark text:name="r-1613550"/>Transparence</text:p>
          </table:table-cell>
        </table:table-row>
      </table:table>
      <text:h text:style-name="P4" text:outline-level="4"><text:bookmark text:name="r-1613720"/>Propriétés des boîtes</text:h>
      <text:p text:style-name="P1"><text:bookmark text:name="r-1613719"/><text:bookmark text:name="r-1613563"/><text:bookmark text:name="r-1613562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3"><text:bookmark text:name="r-1613557"/><text:bookmark text:name="r-1613556"/>Propriété<text:bookmark text:name="r-1613559"/></text:p>
            </table:table-cell>
            <table:table-cell table:style-name="Tableau3.A1" office:value-type="string">
              <text:p text:style-name="P3"><text:bookmark text:name="r-1613558"/>Valeurs (exemples)<text:bookmark text:name="r-1613561"/></text:p>
            </table:table-cell>
            <table:table-cell table:style-name="Tableau3.A1" office:value-type="string">
              <text:p text:style-name="P3"><text:bookmark text:name="r-1613560"/>Description<text:bookmark text:name="r-1613718"/><text:bookmark text:name="r-1613570"/><text:bookmark text:name="r-1613565"/></text:p>
            </table:table-cell>
          </table:table-row>
        </table:table-header-rows>
        <table:table-row table:style-name="Tableau3.2">
          <table:table-cell table:style-name="Tableau3.A1" office:value-type="string">
            <text:p text:style-name="P2"><text:bookmark text:name="r-1613564"/><text:span text:style-name="Source_20_Text"><text:span text:style-name="T1">width</text:span></text:span><text:bookmark text:name="r-1613567"/></text:p>
          </table:table-cell>
          <table:table-cell table:style-name="Tableau3.A1" office:value-type="string">
            <text:p text:style-name="P2"><text:bookmark text:name="r-1613566"/>150px, 80%...<text:bookmark text:name="r-1613569"/></text:p>
          </table:table-cell>
          <table:table-cell table:style-name="Tableau3.A1" office:value-type="string">
            <text:p text:style-name="P2"><text:bookmark text:name="r-1613568"/>Largeur<text:bookmark text:name="r-1613577"/><text:bookmark text:name="r-1613572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571"/><text:span text:style-name="Source_20_Text"><text:span text:style-name="T1">height</text:span></text:span><text:bookmark text:name="r-1613574"/></text:p>
          </table:table-cell>
          <table:table-cell table:style-name="Tableau3.A1" office:value-type="string">
            <text:p text:style-name="P2"><text:bookmark text:name="r-1613573"/>150px, 80%...<text:bookmark text:name="r-1613576"/></text:p>
          </table:table-cell>
          <table:table-cell table:style-name="Tableau3.A1" office:value-type="string">
            <text:p text:style-name="P2"><text:bookmark text:name="r-1613575"/>Hauteur<text:bookmark text:name="r-1613584"/><text:bookmark text:name="r-1613579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578"/><text:span text:style-name="Source_20_Text"><text:span text:style-name="T1">min-width</text:span></text:span><text:bookmark text:name="r-1613581"/></text:p>
          </table:table-cell>
          <table:table-cell table:style-name="Tableau3.A1" office:value-type="string">
            <text:p text:style-name="P2"><text:bookmark text:name="r-1613580"/>150px, 80%...<text:bookmark text:name="r-1613583"/></text:p>
          </table:table-cell>
          <table:table-cell table:style-name="Tableau3.A1" office:value-type="string">
            <text:p text:style-name="P2"><text:bookmark text:name="r-1613582"/>Largeur minimale<text:bookmark text:name="r-1613591"/><text:bookmark text:name="r-1613586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585"/><text:span text:style-name="Source_20_Text"><text:span text:style-name="T1">max-width</text:span></text:span><text:bookmark text:name="r-1613588"/></text:p>
          </table:table-cell>
          <table:table-cell table:style-name="Tableau3.A1" office:value-type="string">
            <text:p text:style-name="P2"><text:bookmark text:name="r-1613587"/>150px, 80%...<text:bookmark text:name="r-1613590"/></text:p>
          </table:table-cell>
          <table:table-cell table:style-name="Tableau3.A1" office:value-type="string">
            <text:p text:style-name="P2"><text:bookmark text:name="r-1613589"/>Largeur maximale<text:bookmark text:name="r-1613598"/><text:bookmark text:name="r-1613593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592"/><text:span text:style-name="Source_20_Text"><text:span text:style-name="T1">min-height</text:span></text:span><text:bookmark text:name="r-1613595"/></text:p>
          </table:table-cell>
          <table:table-cell table:style-name="Tableau3.A1" office:value-type="string">
            <text:p text:style-name="P2"><text:bookmark text:name="r-1613594"/>150px, 80%...<text:bookmark text:name="r-1613597"/></text:p>
          </table:table-cell>
          <table:table-cell table:style-name="Tableau3.A1" office:value-type="string">
            <text:p text:style-name="P2"><text:bookmark text:name="r-1613596"/>Hauteur minimale<text:bookmark text:name="r-1613605"/><text:bookmark text:name="r-1613600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599"/><text:span text:style-name="Source_20_Text"><text:span text:style-name="T1">max-height</text:span></text:span><text:bookmark text:name="r-1613602"/></text:p>
          </table:table-cell>
          <table:table-cell table:style-name="Tableau3.A1" office:value-type="string">
            <text:p text:style-name="P2"><text:bookmark text:name="r-1613601"/>150px, 80%...<text:bookmark text:name="r-1613604"/></text:p>
          </table:table-cell>
          <table:table-cell table:style-name="Tableau3.A1" office:value-type="string">
            <text:p text:style-name="P2"><text:bookmark text:name="r-1613603"/>Hauteur maximale<text:bookmark text:name="r-1613612"/><text:bookmark text:name="r-1613607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06"/><text:span text:style-name="Source_20_Text"><text:span text:style-name="T1">margin-top</text:span></text:span><text:bookmark text:name="r-1613609"/></text:p>
          </table:table-cell>
          <table:table-cell table:style-name="Tableau3.A1" office:value-type="string">
            <text:p text:style-name="P2"><text:bookmark text:name="r-1613608"/>23px<text:bookmark text:name="r-1613611"/></text:p>
          </table:table-cell>
          <table:table-cell table:style-name="Tableau3.A1" office:value-type="string">
            <text:p text:style-name="P2"><text:bookmark text:name="r-1613610"/>Marge en haut<text:bookmark text:name="r-1613619"/><text:bookmark text:name="r-1613614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13"/><text:span text:style-name="Source_20_Text"><text:span text:style-name="T1">margin-left</text:span></text:span><text:bookmark text:name="r-1613616"/></text:p>
          </table:table-cell>
          <table:table-cell table:style-name="Tableau3.A1" office:value-type="string">
            <text:p text:style-name="P2"><text:bookmark text:name="r-1613615"/>23px<text:bookmark text:name="r-1613618"/></text:p>
          </table:table-cell>
          <table:table-cell table:style-name="Tableau3.A1" office:value-type="string">
            <text:p text:style-name="P2"><text:bookmark text:name="r-1613617"/>Marge à gauche<text:bookmark text:name="r-1613626"/><text:bookmark text:name="r-1613621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20"/><text:span text:style-name="Source_20_Text"><text:span text:style-name="T1">margin-right</text:span></text:span><text:bookmark text:name="r-1613623"/></text:p>
          </table:table-cell>
          <table:table-cell table:style-name="Tableau3.A1" office:value-type="string">
            <text:p text:style-name="P2"><text:bookmark text:name="r-1613622"/>23px<text:bookmark text:name="r-1613625"/></text:p>
          </table:table-cell>
          <table:table-cell table:style-name="Tableau3.A1" office:value-type="string">
            <text:p text:style-name="P2"><text:bookmark text:name="r-1613624"/>Marge à droite<text:bookmark text:name="r-1613633"/><text:bookmark text:name="r-1613628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27"/><text:span text:style-name="Source_20_Text"><text:span text:style-name="T1">margin-bottom</text:span></text:span><text:bookmark text:name="r-1613630"/></text:p>
          </table:table-cell>
          <table:table-cell table:style-name="Tableau3.A1" office:value-type="string">
            <text:p text:style-name="P2"><text:bookmark text:name="r-1613629"/>23px<text:bookmark text:name="r-1613632"/></text:p>
          </table:table-cell>
          <table:table-cell table:style-name="Tableau3.A1" office:value-type="string">
            <text:p text:style-name="P2"><text:bookmark text:name="r-1613631"/>Marge en bas<text:bookmark text:name="r-1613640"/><text:bookmark text:name="r-1613635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34"/><text:span text:style-name="Source_20_Text"><text:span text:style-name="T1">margin</text:span></text:span><text:bookmark text:name="r-1613637"/></text:p>
          </table:table-cell>
          <table:table-cell table:style-name="Tableau3.A1" office:value-type="string">
            <text:p text:style-name="P2"><text:bookmark text:name="r-1613636"/>23px 5px 23px 5px<text:line-break/><text:span text:style-name="Emphasis">(haut, droite, bas, gauche)</text:span><text:bookmark text:name="r-1613639"/></text:p>
          </table:table-cell>
          <table:table-cell table:style-name="Tableau3.A1" office:value-type="string">
            <text:p text:style-name="P2"><text:bookmark text:name="r-1613638"/>Super-propriété de marge.<text:line-break/>Combine : <text:span text:style-name="Source_20_Text"><text:span text:style-name="T1">margin-top</text:span></text:span>, <text:span text:style-name="Source_20_Text"><text:span text:style-name="T1">margin-right</text:span></text:span>, <text:span text:style-name="Source_20_Text"><text:span text:style-name="T1">margin-bottom</text:span></text:span>, <text:span text:style-name="Source_20_Text"><text:span text:style-name="T1">margin-left</text:span></text:span>.<text:bookmark text:name="r-1613647"/><text:bookmark text:name="r-1613642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41"/><text:span text:style-name="Source_20_Text"><text:span text:style-name="T1">padding-left</text:span></text:span><text:bookmark text:name="r-1613644"/></text:p>
          </table:table-cell>
          <table:table-cell table:style-name="Tableau3.A1" office:value-type="string">
            <text:p text:style-name="P2"><text:bookmark text:name="r-1613643"/>23px<text:bookmark text:name="r-1613646"/></text:p>
          </table:table-cell>
          <table:table-cell table:style-name="Tableau3.A1" office:value-type="string">
            <text:p text:style-name="P2"><text:bookmark text:name="r-1613645"/>Marge intérieure à gauche<text:bookmark text:name="r-1613654"/><text:bookmark text:name="r-1613649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48"/><text:span text:style-name="Source_20_Text"><text:span text:style-name="T1">padding-right</text:span></text:span><text:bookmark text:name="r-1613651"/></text:p>
          </table:table-cell>
          <table:table-cell table:style-name="Tableau3.A1" office:value-type="string">
            <text:p text:style-name="P2"><text:bookmark text:name="r-1613650"/>23px<text:bookmark text:name="r-1613653"/></text:p>
          </table:table-cell>
          <table:table-cell table:style-name="Tableau3.A1" office:value-type="string">
            <text:p text:style-name="P2"><text:bookmark text:name="r-1613652"/>Marge intérieure à droite<text:bookmark text:name="r-1613661"/><text:bookmark text:name="r-1613656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55"/><text:span text:style-name="Source_20_Text"><text:span text:style-name="T1">padding-bottom</text:span></text:span><text:bookmark text:name="r-1613658"/></text:p>
          </table:table-cell>
          <table:table-cell table:style-name="Tableau3.A1" office:value-type="string">
            <text:p text:style-name="P2"><text:bookmark text:name="r-1613657"/>23px<text:bookmark text:name="r-1613660"/></text:p>
          </table:table-cell>
          <table:table-cell table:style-name="Tableau3.A1" office:value-type="string">
            <text:p text:style-name="P2"><text:bookmark text:name="r-1613659"/>Marge intérieure en bas<text:bookmark text:name="r-1613668"/><text:bookmark text:name="r-1613663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62"/><text:span text:style-name="Source_20_Text"><text:span text:style-name="T1">padding-top</text:span></text:span><text:bookmark text:name="r-1613665"/></text:p>
          </table:table-cell>
          <table:table-cell table:style-name="Tableau3.A1" office:value-type="string">
            <text:p text:style-name="P2"><text:bookmark text:name="r-1613664"/>23px<text:bookmark text:name="r-1613667"/></text:p>
          </table:table-cell>
          <table:table-cell table:style-name="Tableau3.A1" office:value-type="string">
            <text:p text:style-name="P2"><text:bookmark text:name="r-1613666"/>Marge intérieure en haut<text:bookmark text:name="r-1613675"/><text:bookmark text:name="r-1613670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69"/><text:span text:style-name="Source_20_Text"><text:span text:style-name="T1">padding</text:span></text:span><text:bookmark text:name="r-1613672"/></text:p>
          </table:table-cell>
          <table:table-cell table:style-name="Tableau3.A1" office:value-type="string">
            <text:p text:style-name="P2"><text:bookmark text:name="r-1613671"/>23px 5px 23px 5px<text:line-break/><text:span text:style-name="Emphasis">(haut, droite, bas, gauche)</text:span><text:bookmark text:name="r-1613674"/></text:p>
          </table:table-cell>
          <table:table-cell table:style-name="Tableau3.A1" office:value-type="string">
            <text:p text:style-name="P2"><text:bookmark text:name="r-1613673"/>Super-propriété de marge intérieure.<text:line-break/>Combine : <text:span text:style-name="Source_20_Text"><text:span text:style-name="T1">padding-top</text:span></text:span>, <text:span text:style-name="Source_20_Text"><text:span text:style-name="T1">padding-right</text:span></text:span>, <text:span text:style-name="Source_20_Text"><text:span text:style-name="T1">padding-bottom</text:span></text:span>, <text:span text:style-name="Source_20_Text"><text:span text:style-name="T1">padding-left</text:span></text:span>.<text:bookmark text:name="r-1613682"/><text:bookmark text:name="r-1613677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76"/><text:span text:style-name="Source_20_Text"><text:span text:style-name="T1">border-width</text:span></text:span><text:bookmark text:name="r-1613679"/></text:p>
          </table:table-cell>
          <table:table-cell table:style-name="Tableau3.A1" office:value-type="string">
            <text:p text:style-name="P2"><text:bookmark text:name="r-1613678"/>3px<text:bookmark text:name="r-1613681"/></text:p>
          </table:table-cell>
          <table:table-cell table:style-name="Tableau3.A1" office:value-type="string">
            <text:p text:style-name="P2"><text:bookmark text:name="r-1613680"/>Épaisseur de bordure<text:bookmark text:name="r-1613689"/><text:bookmark text:name="r-1613684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83"/><text:span text:style-name="Source_20_Text"><text:span text:style-name="T1">border-color</text:span></text:span><text:bookmark text:name="r-1613686"/></text:p>
          </table:table-cell>
          <table:table-cell table:style-name="Tableau3.A1" office:value-type="string">
            <text:p text:style-name="P2"><text:bookmark text:name="r-1613685"/><text:span text:style-name="Emphasis">nom</text:span>, rgb(rouge,vert,bleu), rgba(rouge,vert,bleu,transparence), #CF1A20...<text:bookmark text:name="r-1613688"/></text:p>
          </table:table-cell>
          <table:table-cell table:style-name="Tableau3.A1" office:value-type="string">
            <text:p text:style-name="P2"><text:bookmark text:name="r-1613687"/>Couleur de bordure<text:bookmark text:name="r-1613696"/><text:bookmark text:name="r-1613691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690"/><text:span text:style-name="Source_20_Text"><text:span text:style-name="T1">border-style</text:span></text:span><text:bookmark text:name="r-1613693"/></text:p>
          </table:table-cell>
          <table:table-cell table:style-name="Tableau3.A1" office:value-type="string">
            <text:p text:style-name="P2"><text:bookmark text:name="r-1613692"/>solid, dotted, <text:soft-page-break/>dashed, double, groove, ridge, inset, outset<text:bookmark text:name="r-1613695"/></text:p>
          </table:table-cell>
          <table:table-cell table:style-name="Tableau3.A1" office:value-type="string">
            <text:p text:style-name="P2"><text:bookmark text:name="r-1613694"/>Type de bordure<text:bookmark text:name="r-1613703"/><text:bookmark text:name="r-1613698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697"/><text:span text:style-name="Source_20_Text"><text:span text:style-name="T1">border</text:span></text:span><text:bookmark text:name="r-1613700"/></text:p>
          </table:table-cell>
          <table:table-cell table:style-name="Tableau3.A1" office:value-type="string">
            <text:p text:style-name="P2"><text:bookmark text:name="r-1613699"/>3px solid black<text:bookmark text:name="r-1613702"/></text:p>
          </table:table-cell>
          <table:table-cell table:style-name="Tableau3.A1" office:value-type="string">
            <text:p text:style-name="P2"><text:bookmark text:name="r-1613701"/>Super-propriété de bordure. Combine <text:span text:style-name="Source_20_Text"><text:span text:style-name="T1">border-width</text:span></text:span>, <text:span text:style-name="Source_20_Text"><text:span text:style-name="T1">border-color</text:span></text:span>, <text:span text:style-name="Source_20_Text"><text:span text:style-name="T1">border-style</text:span></text:span>.<text:line-break/>Existe aussi en version <text:span text:style-name="Source_20_Text"><text:span text:style-name="T1">border-top</text:span></text:span>, <text:span text:style-name="Source_20_Text"><text:span text:style-name="T1">border-right</text:span></text:span>, <text:span text:style-name="Source_20_Text"><text:span text:style-name="T1">border-bottom</text:span></text:span>, <text:span text:style-name="Source_20_Text"><text:span text:style-name="T1">border-left</text:span></text:span>.<text:bookmark text:name="r-1613710"/><text:bookmark text:name="r-1613705"/></text:p>
          </table:table-cell>
        </table:table-row>
        <table:table-row table:style-name="Tableau3.2">
          <table:table-cell table:style-name="Tableau3.A1" office:value-type="string">
            <text:p text:style-name="P2"><text:bookmark text:name="r-1613704"/><text:span text:style-name="Source_20_Text"><text:span text:style-name="T1">border-radius</text:span></text:span><text:bookmark text:name="r-1613707"/></text:p>
          </table:table-cell>
          <table:table-cell table:style-name="Tableau3.A1" office:value-type="string">
            <text:p text:style-name="P2"><text:bookmark text:name="r-1613706"/>5px<text:bookmark text:name="r-1613709"/></text:p>
          </table:table-cell>
          <table:table-cell table:style-name="Tableau3.A1" office:value-type="string">
            <text:p text:style-name="P2"><text:bookmark text:name="r-1613708"/>Bordure arrondie<text:bookmark text:name="r-1613717"/><text:bookmark text:name="r-1613712"/></text:p>
          </table:table-cell>
        </table:table-row>
        <table:table-row table:style-name="Tableau3.3">
          <table:table-cell table:style-name="Tableau3.A1" office:value-type="string">
            <text:p text:style-name="P2"><text:bookmark text:name="r-1613711"/><text:span text:style-name="Source_20_Text"><text:span text:style-name="T1">box-shadow</text:span></text:span><text:bookmark text:name="r-1613714"/></text:p>
          </table:table-cell>
          <table:table-cell table:style-name="Tableau3.A1" office:value-type="string">
            <text:p text:style-name="P2"><text:bookmark text:name="r-1613713"/>6px 6px 0px black<text:line-break/><text:span text:style-name="Emphasis">(horizontale, verticale, fondu, couleur)</text:span><text:bookmark text:name="r-1613716"/></text:p>
          </table:table-cell>
          <table:table-cell table:style-name="Tableau3.A1" office:value-type="string">
            <text:p text:style-name="P2"><text:bookmark text:name="r-1613715"/>Ombre de boîte</text:p>
          </table:table-cell>
        </table:table-row>
      </table:table>
      <text:h text:style-name="P4" text:outline-level="4"><text:bookmark text:name="r-1613815"/>Propriétés de positionnement et d'affichage</text:h>
      <text:p text:style-name="P1"><text:bookmark text:name="r-1613814"/><text:bookmark text:name="r-1613728"/><text:bookmark text:name="r-1613727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3"><text:bookmark text:name="r-1613722"/><text:bookmark text:name="r-1613721"/>Propriété<text:bookmark text:name="r-1613724"/></text:p>
            </table:table-cell>
            <table:table-cell table:style-name="Tableau4.A1" office:value-type="string">
              <text:p text:style-name="P3"><text:bookmark text:name="r-1613723"/>Valeurs (exemples)<text:bookmark text:name="r-1613726"/></text:p>
            </table:table-cell>
            <table:table-cell table:style-name="Tableau4.A1" office:value-type="string">
              <text:p text:style-name="P3"><text:bookmark text:name="r-1613725"/>Description<text:bookmark text:name="r-1613813"/><text:bookmark text:name="r-1613735"/><text:bookmark text:name="r-1613730"/></text:p>
            </table:table-cell>
          </table:table-row>
        </table:table-header-rows>
        <table:table-row table:style-name="Tableau4.2">
          <table:table-cell table:style-name="Tableau4.A1" office:value-type="string">
            <text:p text:style-name="P2"><text:bookmark text:name="r-1613729"/><text:span text:style-name="Source_20_Text"><text:span text:style-name="T1">display</text:span></text:span><text:bookmark text:name="r-1613732"/></text:p>
          </table:table-cell>
          <table:table-cell table:style-name="Tableau4.A1" office:value-type="string">
            <text:p text:style-name="P2"><text:bookmark text:name="r-1613731"/>block, inline, inline-block, table, table-cell, none...<text:bookmark text:name="r-1613734"/></text:p>
          </table:table-cell>
          <table:table-cell table:style-name="Tableau4.A1" office:value-type="string">
            <text:p text:style-name="P2"><text:bookmark text:name="r-1613733"/>Type d'élément (<text:span text:style-name="Source_20_Text"><text:span text:style-name="T1">block</text:span></text:span>, <text:span text:style-name="Source_20_Text"><text:span text:style-name="T1">inline</text:span></text:span>, <text:span text:style-name="Source_20_Text"><text:span text:style-name="T1">inline-block</text:span></text:span>, <text:span text:style-name="Source_20_Text"><text:span text:style-name="T1">none</text:span></text:span>…)<text:bookmark text:name="r-1613742"/><text:bookmark text:name="r-1613737"/></text:p>
          </table:table-cell>
        </table:table-row>
        <table:table-row table:style-name="Tableau4.3">
          <table:table-cell table:style-name="Tableau4.A1" office:value-type="string">
            <text:p text:style-name="P2"><text:bookmark text:name="r-1613736"/><text:span text:style-name="Source_20_Text"><text:span text:style-name="T1">visibility</text:span></text:span><text:bookmark text:name="r-1613739"/></text:p>
          </table:table-cell>
          <table:table-cell table:style-name="Tableau4.A1" office:value-type="string">
            <text:p text:style-name="P2"><text:bookmark text:name="r-1613738"/>visible, hidden<text:bookmark text:name="r-1613741"/></text:p>
          </table:table-cell>
          <table:table-cell table:style-name="Tableau4.A1" office:value-type="string">
            <text:p text:style-name="P2"><text:bookmark text:name="r-1613740"/>Visibilité<text:bookmark text:name="r-1613749"/><text:bookmark text:name="r-1613744"/></text:p>
          </table:table-cell>
        </table:table-row>
        <table:table-row table:style-name="Tableau4.2">
          <table:table-cell table:style-name="Tableau4.A1" office:value-type="string">
            <text:p text:style-name="P2"><text:bookmark text:name="r-1613743"/><text:span text:style-name="Source_20_Text"><text:span text:style-name="T1">clip</text:span></text:span><text:bookmark text:name="r-1613746"/></text:p>
          </table:table-cell>
          <table:table-cell table:style-name="Tableau4.A1" office:value-type="string">
            <text:p text:style-name="P2"><text:bookmark text:name="r-1613745"/>rect (0px, 60px, 30px, 0px)<text:line-break/><text:span text:style-name="Emphasis">rect (haut, droite, bas, gauche)</text:span><text:bookmark text:name="r-1613748"/></text:p>
          </table:table-cell>
          <table:table-cell table:style-name="Tableau4.A1" office:value-type="string">
            <text:p text:style-name="P2"><text:bookmark text:name="r-1613747"/>Affichage d'une partie de l'élément<text:bookmark text:name="r-1613756"/><text:bookmark text:name="r-1613751"/></text:p>
          </table:table-cell>
        </table:table-row>
        <table:table-row table:style-name="Tableau4.3">
          <table:table-cell table:style-name="Tableau4.A1" office:value-type="string">
            <text:p text:style-name="P2"><text:bookmark text:name="r-1613750"/><text:span text:style-name="Source_20_Text"><text:span text:style-name="T1">overflow</text:span></text:span><text:bookmark text:name="r-1613753"/></text:p>
          </table:table-cell>
          <table:table-cell table:style-name="Tableau4.A1" office:value-type="string">
            <text:p text:style-name="P2"><text:bookmark text:name="r-1613752"/>auto, scroll, visible, hidden<text:bookmark text:name="r-1613755"/></text:p>
          </table:table-cell>
          <table:table-cell table:style-name="Tableau4.A1" office:value-type="string">
            <text:p text:style-name="P2"><text:bookmark text:name="r-1613754"/>Comportement en cas de dépassement<text:bookmark text:name="r-1613763"/><text:bookmark text:name="r-1613758"/></text:p>
          </table:table-cell>
        </table:table-row>
        <table:table-row table:style-name="Tableau4.2">
          <table:table-cell table:style-name="Tableau4.A1" office:value-type="string">
            <text:p text:style-name="P2"><text:bookmark text:name="r-1613757"/><text:span text:style-name="Source_20_Text"><text:span text:style-name="T1">float</text:span></text:span><text:bookmark text:name="r-1613760"/></text:p>
          </table:table-cell>
          <table:table-cell table:style-name="Tableau4.A1" office:value-type="string">
            <text:p text:style-name="P2"><text:bookmark text:name="r-1613759"/>left, right, none<text:bookmark text:name="r-1613762"/></text:p>
          </table:table-cell>
          <table:table-cell table:style-name="Tableau4.A1" office:value-type="string">
            <text:p text:style-name="P2"><text:bookmark text:name="r-1613761"/>Flottant<text:bookmark text:name="r-1613770"/><text:bookmark text:name="r-1613765"/></text:p>
          </table:table-cell>
        </table:table-row>
        <table:table-row table:style-name="Tableau4.3">
          <table:table-cell table:style-name="Tableau4.A1" office:value-type="string">
            <text:p text:style-name="P2"><text:bookmark text:name="r-1613764"/><text:span text:style-name="Source_20_Text"><text:span text:style-name="T1">clear</text:span></text:span><text:bookmark text:name="r-1613767"/></text:p>
          </table:table-cell>
          <table:table-cell table:style-name="Tableau4.A1" office:value-type="string">
            <text:p text:style-name="P2"><text:bookmark text:name="r-1613766"/>left, right, both, none<text:bookmark text:name="r-1613769"/></text:p>
          </table:table-cell>
          <table:table-cell table:style-name="Tableau4.A1" office:value-type="string">
            <text:p text:style-name="P2"><text:bookmark text:name="r-1613768"/>Arrêt d'un flottant<text:bookmark text:name="r-1613777"/><text:bookmark text:name="r-1613772"/></text:p>
          </table:table-cell>
        </table:table-row>
        <table:table-row table:style-name="Tableau4.2">
          <table:table-cell table:style-name="Tableau4.A1" office:value-type="string">
            <text:p text:style-name="P2"><text:bookmark text:name="r-1613771"/><text:span text:style-name="Source_20_Text"><text:span text:style-name="T1">position</text:span></text:span><text:bookmark text:name="r-1613774"/></text:p>
          </table:table-cell>
          <table:table-cell table:style-name="Tableau4.A1" office:value-type="string">
            <text:p text:style-name="P2"><text:bookmark text:name="r-1613773"/>relative, absolute, static<text:bookmark text:name="r-1613776"/></text:p>
          </table:table-cell>
          <table:table-cell table:style-name="Tableau4.A1" office:value-type="string">
            <text:p text:style-name="P2"><text:bookmark text:name="r-1613775"/>Positionnement<text:bookmark text:name="r-1613784"/><text:bookmark text:name="r-1613779"/></text:p>
          </table:table-cell>
        </table:table-row>
        <table:table-row table:style-name="Tableau4.3">
          <table:table-cell table:style-name="Tableau4.A1" office:value-type="string">
            <text:p text:style-name="P2"><text:bookmark text:name="r-1613778"/><text:span text:style-name="Source_20_Text"><text:span text:style-name="T1">top</text:span></text:span><text:bookmark text:name="r-1613781"/></text:p>
          </table:table-cell>
          <table:table-cell table:style-name="Tableau4.A1" office:value-type="string">
            <text:p text:style-name="P2"><text:bookmark text:name="r-1613780"/>20px<text:bookmark text:name="r-1613783"/></text:p>
          </table:table-cell>
          <table:table-cell table:style-name="Tableau4.A1" office:value-type="string">
            <text:p text:style-name="P2"><text:bookmark text:name="r-1613782"/>Position par rapport au haut<text:bookmark text:name="r-1613791"/><text:bookmark text:name="r-1613786"/></text:p>
          </table:table-cell>
        </table:table-row>
        <table:table-row table:style-name="Tableau4.2">
          <table:table-cell table:style-name="Tableau4.A1" office:value-type="string">
            <text:p text:style-name="P2"><text:bookmark text:name="r-1613785"/><text:span text:style-name="Source_20_Text"><text:span text:style-name="T1">bottom</text:span></text:span><text:bookmark text:name="r-1613788"/></text:p>
          </table:table-cell>
          <table:table-cell table:style-name="Tableau4.A1" office:value-type="string">
            <text:p text:style-name="P2"><text:bookmark text:name="r-1613787"/>20px<text:bookmark text:name="r-1613790"/></text:p>
          </table:table-cell>
          <table:table-cell table:style-name="Tableau4.A1" office:value-type="string">
            <text:p text:style-name="P2"><text:bookmark text:name="r-1613789"/>Position par rapport au bas<text:bookmark text:name="r-1613798"/><text:bookmark text:name="r-1613793"/></text:p>
          </table:table-cell>
        </table:table-row>
        <table:table-row table:style-name="Tableau4.3">
          <table:table-cell table:style-name="Tableau4.A1" office:value-type="string">
            <text:p text:style-name="P2"><text:bookmark text:name="r-1613792"/><text:span text:style-name="Source_20_Text"><text:span text:style-name="T1">left</text:span></text:span><text:bookmark text:name="r-1613795"/></text:p>
          </table:table-cell>
          <table:table-cell table:style-name="Tableau4.A1" office:value-type="string">
            <text:p text:style-name="P2"><text:bookmark text:name="r-1613794"/>20px<text:bookmark text:name="r-1613797"/></text:p>
          </table:table-cell>
          <table:table-cell table:style-name="Tableau4.A1" office:value-type="string">
            <text:p text:style-name="P2"><text:bookmark text:name="r-1613796"/>Position par rapport à la gauche<text:bookmark text:name="r-1613805"/><text:bookmark text:name="r-1613800"/></text:p>
          </table:table-cell>
        </table:table-row>
        <table:table-row table:style-name="Tableau4.2">
          <table:table-cell table:style-name="Tableau4.A1" office:value-type="string">
            <text:p text:style-name="P2"><text:bookmark text:name="r-1613799"/><text:span text:style-name="Source_20_Text"><text:span text:style-name="T1">right</text:span></text:span><text:bookmark text:name="r-1613802"/></text:p>
          </table:table-cell>
          <table:table-cell table:style-name="Tableau4.A1" office:value-type="string">
            <text:p text:style-name="P2"><text:bookmark text:name="r-1613801"/>20px<text:bookmark text:name="r-1613804"/></text:p>
          </table:table-cell>
          <table:table-cell table:style-name="Tableau4.A1" office:value-type="string">
            <text:p text:style-name="P2"><text:bookmark text:name="r-1613803"/>Position par rapport à la droite<text:bookmark text:name="r-1613812"/><text:bookmark text:name="r-1613807"/></text:p>
          </table:table-cell>
        </table:table-row>
        <table:table-row table:style-name="Tableau4.3">
          <table:table-cell table:style-name="Tableau4.A1" office:value-type="string">
            <text:p text:style-name="P2"><text:bookmark text:name="r-1613806"/><text:span text:style-name="Source_20_Text"><text:span text:style-name="T1">z-index</text:span></text:span><text:bookmark text:name="r-1613809"/></text:p>
          </table:table-cell>
          <table:table-cell table:style-name="Tableau4.A1" office:value-type="string">
            <text:p text:style-name="P2"><text:bookmark text:name="r-1613808"/>10<text:bookmark text:name="r-1613811"/></text:p>
          </table:table-cell>
          <table:table-cell table:style-name="Tableau4.A1" office:value-type="string">
            <text:p text:style-name="P2"><text:bookmark text:name="r-1613810"/>Ordre d'affichage en cas de superposition.<text:line-break/>La plus grande valeur est affichée par-dessus les <text:soft-page-break/>autres.</text:p>
          </table:table-cell>
        </table:table-row>
      </table:table>
      <text:h text:style-name="P4" text:outline-level="4"><text:bookmark text:name="r-1613854"/>Propriétés des listes</text:h>
      <text:p text:style-name="P1"><text:bookmark text:name="r-1613853"/><text:bookmark text:name="r-1613823"/><text:bookmark text:name="r-1613822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"><text:bookmark text:name="r-1613817"/><text:bookmark text:name="r-1613816"/>Propriété<text:bookmark text:name="r-1613819"/></text:p>
            </table:table-cell>
            <table:table-cell table:style-name="Tableau5.A1" office:value-type="string">
              <text:p text:style-name="P3"><text:bookmark text:name="r-1613818"/>Valeurs (exemples)<text:bookmark text:name="r-1613821"/></text:p>
            </table:table-cell>
            <table:table-cell table:style-name="Tableau5.A1" office:value-type="string">
              <text:p text:style-name="P3"><text:bookmark text:name="r-1613820"/>Description<text:bookmark text:name="r-1613852"/><text:bookmark text:name="r-1613830"/><text:bookmark text:name="r-1613825"/></text:p>
            </table:table-cell>
          </table:table-row>
        </table:table-header-rows>
        <table:table-row table:style-name="Tableau5.2">
          <table:table-cell table:style-name="Tableau5.A1" office:value-type="string">
            <text:p text:style-name="P2"><text:bookmark text:name="r-1613824"/><text:span text:style-name="Source_20_Text"><text:span text:style-name="T1">list-style-type</text:span></text:span><text:bookmark text:name="r-1613827"/></text:p>
          </table:table-cell>
          <table:table-cell table:style-name="Tableau5.A1" office:value-type="string">
            <text:p text:style-name="P2"><text:bookmark text:name="r-1613826"/>disc, circle, square, decimal, lower-roman, upper-roman, lower-alpha, upper-alpha, none<text:bookmark text:name="r-1613829"/></text:p>
          </table:table-cell>
          <table:table-cell table:style-name="Tableau5.A1" office:value-type="string">
            <text:p text:style-name="P2"><text:bookmark text:name="r-1613828"/>Type de liste<text:bookmark text:name="r-1613837"/><text:bookmark text:name="r-1613832"/></text:p>
          </table:table-cell>
        </table:table-row>
        <table:table-row table:style-name="Tableau5.3">
          <table:table-cell table:style-name="Tableau5.A1" office:value-type="string">
            <text:p text:style-name="P2"><text:bookmark text:name="r-1613831"/><text:span text:style-name="Source_20_Text"><text:span text:style-name="T1">list-style-position</text:span></text:span><text:bookmark text:name="r-1613834"/></text:p>
          </table:table-cell>
          <table:table-cell table:style-name="Tableau5.A1" office:value-type="string">
            <text:p text:style-name="P2"><text:bookmark text:name="r-1613833"/>inside, outside<text:bookmark text:name="r-1613836"/></text:p>
          </table:table-cell>
          <table:table-cell table:style-name="Tableau5.A1" office:value-type="string">
            <text:p text:style-name="P2"><text:bookmark text:name="r-1613835"/>Position en retrait<text:bookmark text:name="r-1613844"/><text:bookmark text:name="r-1613839"/></text:p>
          </table:table-cell>
        </table:table-row>
        <table:table-row table:style-name="Tableau5.2">
          <table:table-cell table:style-name="Tableau5.A1" office:value-type="string">
            <text:p text:style-name="P2"><text:bookmark text:name="r-1613838"/><text:span text:style-name="Source_20_Text"><text:span text:style-name="T1">list-style-image</text:span></text:span><text:bookmark text:name="r-1613841"/></text:p>
          </table:table-cell>
          <table:table-cell table:style-name="Tableau5.A1" office:value-type="string">
            <text:p text:style-name="P2"><text:bookmark text:name="r-1613840"/>url('puce.png')<text:bookmark text:name="r-1613843"/></text:p>
          </table:table-cell>
          <table:table-cell table:style-name="Tableau5.A1" office:value-type="string">
            <text:p text:style-name="P2"><text:bookmark text:name="r-1613842"/>Puce personnalisée<text:bookmark text:name="r-1613851"/><text:bookmark text:name="r-1613846"/></text:p>
          </table:table-cell>
        </table:table-row>
        <table:table-row table:style-name="Tableau5.3">
          <table:table-cell table:style-name="Tableau5.A1" office:value-type="string">
            <text:p text:style-name="P2"><text:bookmark text:name="r-1613845"/><text:span text:style-name="Source_20_Text"><text:span text:style-name="T1">list-style</text:span></text:span><text:bookmark text:name="r-1613848"/></text:p>
          </table:table-cell>
          <table:table-cell table:style-name="Tableau5.A1" office:value-type="string">
            <text:p text:style-name="P2"><text:bookmark text:name="r-1613847"/>-<text:bookmark text:name="r-1613850"/></text:p>
          </table:table-cell>
          <table:table-cell table:style-name="Tableau5.A1" office:value-type="string">
            <text:p text:style-name="P2"><text:bookmark text:name="r-1613849"/>Super-propriété de liste. Combine <text:span text:style-name="Source_20_Text"><text:span text:style-name="T1">list-style-type</text:span></text:span>, <text:span text:style-name="Source_20_Text"><text:span text:style-name="T1">list-style-position</text:span></text:span>, <text:span text:style-name="Source_20_Text"><text:span text:style-name="T1">list-style-image</text:span></text:span>.</text:p>
          </table:table-cell>
        </table:table-row>
      </table:table>
      <text:h text:style-name="P4" text:outline-level="4"><text:bookmark text:name="r-1613886"/>Propriétés des tableaux</text:h>
      <text:p text:style-name="P1"><text:bookmark text:name="r-1613885"/><text:bookmark text:name="r-1613862"/><text:bookmark text:name="r-161386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3"><text:bookmark text:name="r-1613856"/><text:bookmark text:name="r-1613855"/>Propriété<text:bookmark text:name="r-1613858"/></text:p>
            </table:table-cell>
            <table:table-cell table:style-name="Tableau6.A1" office:value-type="string">
              <text:p text:style-name="P3"><text:bookmark text:name="r-1613857"/>Valeurs (exemples)<text:bookmark text:name="r-1613860"/></text:p>
            </table:table-cell>
            <table:table-cell table:style-name="Tableau6.A1" office:value-type="string">
              <text:p text:style-name="P3"><text:bookmark text:name="r-1613859"/>Description<text:bookmark text:name="r-1613884"/><text:bookmark text:name="r-1613869"/><text:bookmark text:name="r-1613864"/></text:p>
            </table:table-cell>
          </table:table-row>
        </table:table-header-rows>
        <table:table-row table:style-name="Tableau6.2">
          <table:table-cell table:style-name="Tableau6.A1" office:value-type="string">
            <text:p text:style-name="P2"><text:bookmark text:name="r-1613863"/><text:span text:style-name="Source_20_Text"><text:span text:style-name="T1">border-collapse</text:span></text:span><text:bookmark text:name="r-1613866"/></text:p>
          </table:table-cell>
          <table:table-cell table:style-name="Tableau6.A1" office:value-type="string">
            <text:p text:style-name="P2"><text:bookmark text:name="r-1613865"/>collapse, separate<text:bookmark text:name="r-1613868"/></text:p>
          </table:table-cell>
          <table:table-cell table:style-name="Tableau6.A1" office:value-type="string">
            <text:p text:style-name="P2"><text:bookmark text:name="r-1613867"/>Fusion des bordures<text:bookmark text:name="r-1613876"/><text:bookmark text:name="r-1613871"/></text:p>
          </table:table-cell>
        </table:table-row>
        <table:table-row table:style-name="Tableau6.3">
          <table:table-cell table:style-name="Tableau6.A1" office:value-type="string">
            <text:p text:style-name="P2"><text:bookmark text:name="r-1613870"/><text:span text:style-name="Source_20_Text"><text:span text:style-name="T1">empty-cells</text:span></text:span><text:bookmark text:name="r-1613873"/></text:p>
          </table:table-cell>
          <table:table-cell table:style-name="Tableau6.A1" office:value-type="string">
            <text:p text:style-name="P2"><text:bookmark text:name="r-1613872"/>hide, show<text:bookmark text:name="r-1613875"/></text:p>
          </table:table-cell>
          <table:table-cell table:style-name="Tableau6.A1" office:value-type="string">
            <text:p text:style-name="P2"><text:bookmark text:name="r-1613874"/>Affichage des cellules vides<text:bookmark text:name="r-1613883"/><text:bookmark text:name="r-1613878"/></text:p>
          </table:table-cell>
        </table:table-row>
        <table:table-row table:style-name="Tableau6.2">
          <table:table-cell table:style-name="Tableau6.A1" office:value-type="string">
            <text:p text:style-name="P2"><text:bookmark text:name="r-1613877"/><text:span text:style-name="Source_20_Text"><text:span text:style-name="T1">caption-side</text:span></text:span><text:bookmark text:name="r-1613880"/></text:p>
          </table:table-cell>
          <table:table-cell table:style-name="Tableau6.A1" office:value-type="string">
            <text:p text:style-name="P2"><text:bookmark text:name="r-1613879"/>bottom, top<text:bookmark text:name="r-1613882"/></text:p>
          </table:table-cell>
          <table:table-cell table:style-name="Tableau6.A1" office:value-type="string">
            <text:p text:style-name="P2"><text:bookmark text:name="r-1613881"/>Position du titre du tableau</text:p>
          </table:table-cell>
        </table:table-row>
      </table:table>
      <text:h text:style-name="P4" text:outline-level="4"><text:bookmark text:name="r-1613904"/>Autres propriétés</text:h>
      <text:p text:style-name="P1"><text:bookmark text:name="r-1613903"/><text:bookmark text:name="r-1613894"/><text:bookmark text:name="r-1613893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"><text:bookmark text:name="r-1613888"/><text:bookmark text:name="r-1613887"/>Propriété<text:bookmark text:name="r-1613890"/></text:p>
            </table:table-cell>
            <table:table-cell table:style-name="Tableau7.A1" office:value-type="string">
              <text:p text:style-name="P3"><text:bookmark text:name="r-1613889"/>Valeurs (exemple)<text:bookmark text:name="r-1613892"/></text:p>
            </table:table-cell>
            <table:table-cell table:style-name="Tableau7.A1" office:value-type="string">
              <text:p text:style-name="P3"><text:bookmark text:name="r-1613891"/>Description<text:bookmark text:name="r-1613902"/><text:bookmark text:name="r-1613901"/><text:bookmark text:name="r-1613896"/></text:p>
            </table:table-cell>
          </table:table-row>
        </table:table-header-rows>
        <table:table-row table:style-name="Tableau7.2">
          <table:table-cell table:style-name="Tableau7.A1" office:value-type="string">
            <text:p text:style-name="P2"><text:bookmark text:name="r-1613895"/><text:span text:style-name="Source_20_Text"><text:span text:style-name="T1">cursor</text:span></text:span><text:bookmark text:name="r-1613898"/></text:p>
          </table:table-cell>
          <table:table-cell table:style-name="Tableau7.A1" office:value-type="string">
            <text:p text:style-name="P2"><text:bookmark text:name="r-1613897"/>crosshair, default, help, move, pointer, progress, text, wait, e-resize, ne-resize, auto...<text:bookmark text:name="r-1613900"/></text:p>
          </table:table-cell>
          <table:table-cell table:style-name="Tableau7.A1" office:value-type="string">
            <text:p text:style-name="P2"><text:bookmark text:name="r-1613899"/>Curseur de sour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ileron" svg:font-family="Aileron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7S</meta:editing-duration>
    <meta:editing-cycles>3</meta:editing-cycles>
    <meta:generator>LibreOffice/5.4.6.2$Windows_X86_64 LibreOffice_project/4014ce260a04f1026ba855d3b8d91541c224eab8</meta:generator>
    <dc:date>2018-11-24T22:06:47.703000000</dc:date>
    <meta:document-statistic meta:table-count="7" meta:image-count="0" meta:object-count="0" meta:page-count="5" meta:paragraph-count="225" meta:word-count="579" meta:character-count="4508" meta:non-whitespace-character-count="4154"/>
    <meta:user-defined meta:name="Info 1"/>
    <meta:user-defined meta:name="Info 2"/>
    <meta:user-defined meta:name="Info 3"/>
    <meta:user-defined meta:name="Info 4"/>
  </office:meta>
</office:document-meta>
</file>